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tan</mi>
      <mrow>
        <mrow>
          <mo fence="true" stretchy="false">(</mo>
          <mrow>
            <mfrac>
              <mi mathvariant="italic">FOV</mi>
              <mn>2</mn>
            </mfrac>
          </mrow>
          <mo fence="true" stretchy="false">)</mo>
        </mrow>
        <mo stretchy="false">=</mo>
        <mfrac>
          <msub>
            <mi>X</mi>
            <mn>2</mn>
          </msub>
          <mi>f</mi>
        </mfrac>
      </mrow>
      <mo stretchy="false">→</mo>
      <mrow>
        <msub>
          <mi>X</mi>
          <mn>2</mn>
        </msub>
        <mo stretchy="false">=</mo>
        <mrow>
          <mi>f</mi>
          <mo stretchy="false">∗</mo>
          <mi>tan</mi>
        </mrow>
      </mrow>
      <mrow>
        <mo fence="true" stretchy="false">(</mo>
        <mrow>
          <mfrac>
            <mi mathvariant="italic">FOV</mi>
            <mn>2</mn>
          </mfrac>
        </mrow>
        <mo fence="true" stretchy="false">)</mo>
      </mrow>
    </mrow>
    <annotation encoding="StarMath 5.0">tan( {FOV} over {2}  ) = {X_2} over {f} rightarrow X_2=f*tan( {FOV} over {2} 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ay Meiri</meta:initial-creator>
    <meta:creation-date>2016-03-06T20:09:44.522392860</meta:creation-date>
    <dc:date>2016-03-06T21:12:46.423961166</dc:date>
    <dc:creator>Etay Meiri</dc:creator>
    <meta:editing-duration>PT47M46S</meta:editing-duration>
    <meta:editing-cycles>2</meta:editing-cycles>
    <meta:generator>LibreOffice/4.4.7.2$Linux_X86_64 LibreOffice_project/40$Build-2</meta:generator>
  </office:meta>
</office:document-meta>
</file>